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bfc" officeooo:paragraph-rsid="000a3bfc"/>
    </style:style>
    <style:style style:name="P2" style:family="paragraph" style:parent-style-name="Standard">
      <style:text-properties officeooo:rsid="000a3bfc" officeooo:paragraph-rsid="000d82ea"/>
    </style:style>
    <style:style style:name="P3" style:family="paragraph" style:parent-style-name="Standard">
      <style:text-properties officeooo:rsid="000ba602" officeooo:paragraph-rsid="000ba602"/>
    </style:style>
    <style:style style:name="P4" style:family="paragraph" style:parent-style-name="Standard">
      <style:text-properties officeooo:rsid="000d82ea" officeooo:paragraph-rsid="000d82ea"/>
    </style:style>
    <style:style style:name="P5" style:family="paragraph" style:parent-style-name="Standard">
      <style:text-properties fo:font-size="20pt" fo:font-style="italic" fo:font-weight="bold" officeooo:rsid="000d82ea" officeooo:paragraph-rsid="000d82e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a3bfc" officeooo:paragraph-rsid="000a3bfc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d82ea" officeooo:paragraph-rsid="000d82ea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officeooo:rsid="000f374f" officeooo:paragraph-rsid="000f374f"/>
    </style:style>
    <style:style style:name="T1" style:family="text">
      <style:text-properties officeooo:rsid="000d82ea"/>
    </style:style>
    <style:style style:name="T2" style:family="text">
      <style:text-properties officeooo:rsid="000f9fdf"/>
    </style:style>
    <style:style style:name="T3" style:family="text">
      <style:text-properties officeooo:rsid="0011f4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EDIDAS CABLES LALITA 2021</text:p>
      <text:p text:style-name="P6"/>
      <text:p text:style-name="P7">CABLES AL PUENTE X</text:p>
      <text:p text:style-name="P1"/>
      <text:p text:style-name="P1">MOTOR X<text:tab/><text:tab/><text:tab/>….<text:tab/>85CM</text:p>
      <text:p text:style-name="P1">ENDSTOP XMIN<text:tab/><text:tab/>….<text:tab/>85CM</text:p>
      <text:p text:style-name="P1">ENDSTOP ZMIN<text:tab/><text:tab/>….<text:tab/>85CM</text:p>
      <text:p text:style-name="P1"/>
      <text:p text:style-name="P1">MOTOR Z1<text:tab/><text:tab/><text:tab/>….<text:tab/>85CM</text:p>
      <text:p text:style-name="P1">MOTOR Z2<text:tab/><text:tab/><text:tab/>….<text:tab/>75CM</text:p>
      <text:p text:style-name="P1"/>
      <text:p text:style-name="P1"/>
      <text:p text:style-name="P5">CABLES HOTEND Y EXTRUSOR</text:p>
      <text:p text:style-name="P2"/>
      <text:p text:style-name="P2">MOTOR <text:span text:style-name="T1">EXTRUSOR</text:span><text:tab/>….<text:tab/>85CM</text:p>
      <text:p text:style-name="P4">calentador hotend<text:tab/><text:tab/>….<text:tab/></text:p>
      <text:p text:style-name="P4">termistor<text:tab/><text:tab/><text:tab/>….<text:tab/></text:p>
      <text:p text:style-name="P4">ventilador hotend<text:tab/><text:tab/>….</text:p>
      <text:p text:style-name="P4">leds<text:tab/><text:tab/><text:tab/><text:tab/>….</text:p>
      <text:p text:style-name="P4">ventilador<text:span text:style-name="T2">es</text:span> capa<text:tab/><text:tab/>….</text:p>
      <text:p text:style-name="P1"/>
      <text:p text:style-name="P1"/>
      <text:p text:style-name="P1"/>
      <text:p text:style-name="P1"/>
      <text:p text:style-name="P3">TAMAÑO PLEGADA</text:p>
      <text:p text:style-name="P3"/>
      <text:p text:style-name="P3">40CM X 26CM X12CM</text:p>
      <text:p text:style-name="P3"/>
      <text:p text:style-name="P3"/>
      <text:p text:style-name="P8">Railes <text:span text:style-name="T3">(no confundir con lo de los coches, éste lleva acento)</text:span></text:p>
      <text:p text:style-name="P8"/>
      <text:p text:style-name="P8">MGN9C 250mm <text:span text:style-name="T2">(x6?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23:28:24.053401276</meta:creation-date>
    <dc:date>2022-11-27T19:49:23.237976810</dc:date>
    <meta:editing-duration>PT1H1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69" meta:character-count="383" meta:non-whitespace-character-count="314"/>
  </office:meta>
</office:document-meta>
</file>